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UsageTest.shouldNotAllowMocking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alidUsageTest.shouldNotMockObjectMethodsOnInterface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alidUsageTest.shouldAllowMockingFinalClassesIf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UsageTest.shouldNotAllowSettingNull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alidUsageTest.shouldNotAllowSettingInvalid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alidUsageTest.shouldNotAllowVerifyingInOrderUnfamiliar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alidUsageTest.shouldNotCreateInOrderObjectWithou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alidUsageTest.shouldNotAllowSettingNullThrowable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alidUsageTest.shouldNotMockObjectMethodsOnClass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alidUsage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UsageTest.shouldNotAllowSettingNullConsecutive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alidUsageTest.shouldRequireArgumentsWhenVerifying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alidUsageTest.shouldRequireArgumentsWhenVerifying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alidUsageTest.shouldReportMissingMethodInvocationWhen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validUsageTest.shouldNotAllowMockingFinalClassesIf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